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0DE6023FDAC6709B7B7.png" manifest:media-type="image/png"/>
  <manifest:file-entry manifest:full-path="Pictures/100002010000039C000001EEAD2F009C395083E8.png" manifest:media-type="image/png"/>
  <manifest:file-entry manifest:full-path="Pictures/100002010000012C000000695A32E07366ABFB0E.png" manifest:media-type="image/png"/>
  <manifest:file-entry manifest:full-path="Pictures/1000020100000181000000D7595DBEA41D8258CE.png" manifest:media-type="image/png"/>
  <manifest:file-entry manifest:full-path="Pictures/10000201000003E0000001814BA3F7D6.png" manifest:media-type="image/png"/>
  <manifest:file-entry manifest:full-path="Pictures/10000000000005B40000030C21173439512E7961.jpg" manifest:media-type="image/jpeg"/>
  <manifest:file-entry manifest:full-path="Pictures/10000201000003E0000001A1F6A73BB4.png" manifest:media-type="image/png"/>
  <manifest:file-entry manifest:full-path="Pictures/10000201000003E0000000CA293510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3cm" svg:stroke-color="#83cc83" draw:marker-start-width="0.65cm" draw:marker-end-width="0.65cm" draw:fill="none" draw:fill-color="#ffffff" draw:textarea-horizontal-align="justify" draw:textarea-vertical-align="middle" draw:auto-grow-height="false" fo:min-height="1.898cm" fo:min-width="7.048cm" fo:padding-top="0.275cm" fo:padding-bottom="0.275cm" fo:padding-left="0.4cm" fo:padding-right="0.4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18.02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3cm" svg:stroke-color="#83cc83" draw:marker-start-width="0.65cm" draw:marker-end-width="0.65cm" draw:fill="none" draw:fill-color="#ffffff" draw:textarea-horizontal-align="justify" draw:textarea-vertical-align="middle" draw:auto-grow-height="false" fo:min-height="1.176cm" fo:min-width="2.326cm" fo:padding-top="0.275cm" fo:padding-bottom="0.275cm" fo:padding-left="0.4cm" fo:padding-right="0.4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3.206cm" fo:padding-top="0.15cm" fo:padding-bottom="0.15cm" fo:padding-left="0.275cm" fo:padding-right="0.275cm" fo:wrap-option="wrap" draw:shadow-opacity="80%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2.208cm" fo:padding-top="0.225cm" fo:padding-bottom="0.225cm" fo:padding-left="0.35cm" fo:padding-right="0.35cm"/>
    </style:style>
    <style:style style:name="gr1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8.406cm" fo:padding-top="0.15cm" fo:padding-bottom="0.15cm" fo:padding-left="0.275cm" fo:padding-right="0.275cm" fo:wrap-option="wrap" draw:shadow-opacity="80%"/>
    </style:style>
    <style:style style:name="gr12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0.006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fo:font-size="40pt" style:font-name-asian="Migu 1C" style:font-size-asian="40pt" style:font-size-complex="4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Migu 1C" style:font-name-asian="Migu 1C"/>
    </style:style>
    <style:style style:name="P11" style:family="paragraph">
      <loext:graphic-properties draw:fill-color="#ffffff"/>
      <style:text-properties fo:font-size="28.1000003814697pt" style:font-size-asian="20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0pt" style:font-name-asian="Migu 1C" style:font-size-asian="40pt" style:font-size-complex="40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n</text:span><text:span text:style-name="T1">（ぐらみん）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コスチュームを</text:span><text:span text:style-name="T2"><text:line-break/></text:span><text:span text:style-name="T2">足し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1.6cm" svg:height="7.515cm" svg:x="3.2cm" svg:y="6.685cm">
          <draw:image xlink:href="Pictures/100002010000027E000000DE6023FDAC6709B7B7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コスチュームを足してみよ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8cm" svg:height="2.6cm" svg:x="11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18.9cm" svg:height="3.3cm" svg:x="8cm" svg:y="17cm">
          <text:p text:style-name="P3"><text:span text:style-name="T4">「コスチューム」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7.45cm" svg:y1="17cm" svg:x2="15cm" svg:y2="14.6cm" draw:start-shape="id1" draw:start-glue-point="0" draw:end-shape="id2" draw:end-glue-point="2" svg:d="M17450 17000l-2450-2400" svg:viewBox="0 0 2451 240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9.298cm" svg:height="10.316cm" svg:x="4.351cm" svg:y="6.687cm">
          <draw:image xlink:href="Pictures/100002010000039C000001EEAD2F009C395083E8.png" xlink:type="simple" xlink:show="embed" xlink:actuate="onLoad">
            <text:p/>
          </draw:image>
        </draw:frame>
        <draw:frame presentation:style-name="pr4" draw:text-style-name="P10" draw:layer="layout" svg:width="25.199cm" svg:height="2.834cm" svg:x="0.201cm" svg:y="2.283cm" presentation:class="title" presentation:user-transformed="true">
          <draw:text-box>
            <text:p><text:span text:style-name="T3">コスチュームを足してみよう（２）</text:span></text:p>
          </draw:text-box>
        </draw:frame>
        <draw:custom-shape draw:style-name="gr7" draw:text-style-name="P7" xml:id="id4" draw:id="id4" draw:layer="layout" svg:width="3.2cm" svg:height="1.8cm" svg:x="13.1cm" svg:y="11.4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14cm" svg:height="2.5cm" svg:x="12.2cm" svg:y="17.8cm">
          <text:p text:style-name="P3"><text:span text:style-name="T4">「読み込み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9.2cm" svg:y1="17.8cm" svg:x2="14.7cm" svg:y2="13.2cm" draw:start-shape="id3" draw:start-glue-point="0" draw:end-shape="id4" draw:end-glue-point="2" svg:d="M19200 17800l-4500-4600" svg:viewBox="0 0 4501 460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9" draw:text-style-name="P3" draw:layer="layout" svg:width="21.2cm" svg:height="11.325cm" svg:x="3.5cm" svg:y="7.64cm">
          <draw:image xlink:href="Pictures/10000000000005B40000030C21173439512E7961.jpg" xlink:type="simple" xlink:show="embed" xlink:actuate="onLoad">
            <text:p/>
          </draw:image>
        </draw:frame>
        <draw:frame presentation:style-name="pr4" draw:text-style-name="P10" draw:layer="layout" svg:width="25.199cm" svg:height="2.834cm" svg:x="0.201cm" svg:y="2.283cm" presentation:class="title" presentation:user-transformed="true">
          <draw:text-box>
            <text:p><text:span text:style-name="T3">コスチュームを足してみよう（３）</text:span></text:p>
          </draw:text-box>
        </draw:frame>
        <draw:custom-shape draw:style-name="gr10" draw:text-style-name="P7" xml:id="id6" draw:id="id6" draw:layer="layout" svg:width="3.2cm" svg:height="3cm" svg:x="12.4cm" svg:y="1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8" xml:id="id5" draw:id="id5" draw:layer="layout" svg:width="19.2cm" svg:height="2.5cm" svg:x="7.4cm" svg:y="6.3cm">
          <text:p text:style-name="P3"><text:span text:style-name="T4">追加したいコスチューム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7cm" svg:y1="8.8cm" svg:x2="14cm" svg:y2="11cm" draw:start-shape="id5" draw:end-shape="id6" draw:end-glue-point="0" svg:d="M17000 8800l-3000 2200" svg:viewBox="0 0 3001 2201">
          <text:p/>
        </draw:connector>
        <draw:custom-shape draw:style-name="gr12" draw:text-style-name="P7" xml:id="id8" draw:id="id8" draw:layer="layout" svg:width="2.6cm" svg:height="1.8cm" svg:x="18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3" draw:text-style-name="P8" xml:id="id7" draw:id="id7" draw:layer="layout" svg:width="10.8cm" svg:height="2.5cm" svg:x="4.4cm" svg:y="17.9cm">
          <text:p text:style-name="P3"><text:span text:style-name="T4">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5.2cm" svg:y1="19.15cm" svg:x2="18cm" svg:y2="18.1cm" draw:start-shape="id7" draw:end-shape="id8" draw:end-glue-point="3" svg:d="M15200 19150l2800-1050" svg:viewBox="0 0 2801 105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595DBEA41D8258CE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0:11:10.084325218</dc:date>
    <meta:editing-duration>P7DT7H28M26S</meta:editing-duration>
    <meta:editing-cycles>952</meta:editing-cycles>
    <meta:generator>LibreOffice/5.1.6.2$Linux_X86_64 LibreOffice_project/10m0$Build-2</meta:generator>
    <meta:document-statistic meta:object-count="104"/>
  </office:meta>
</office:document-meta>
</file>